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cm" fo:margin-left="-0.199cm" table:align="left" style:writing-mode="lr-tb"/>
    </style:style>
    <style:style style:name="Table1.A" style:family="table-column">
      <style:table-column-properties style:column-width="15.998cm"/>
    </style:style>
    <style:style style:name="Table1.1" style:family="table-row">
      <style:table-row-properties style:min-row-height="0.982cm"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6cm" fo:margin-left="-0.192cm" table:align="left" style:may-break-between-rows="false" style:writing-mode="lr-tb"/>
    </style:style>
    <style:style style:name="Table2.A" style:family="table-column">
      <style:table-column-properties style:column-width="15.986cm"/>
    </style:style>
    <style:style style:name="Table2.1" style:family="table-row">
      <style:table-row-properties fo:keep-together="always"/>
    </style:style>
    <style:style style:name="Table2.A1" style:family="table-cell">
      <style:table-cell-properties style:vertical-align="top" fo:background-color="#e5e5e5" fo:padding-left="0.178cm" fo:padding-right="0.178cm" fo:padding-top="0cm" fo:padding-bottom="0cm" fo:border="0.85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name-complex="Arial"/>
    </style:style>
    <style:style style:name="P3" style:family="paragraph" style:parent-style-name="Standard">
      <style:paragraph-properties fo:text-align="justify" style:justify-single-word="false"/>
      <style:text-properties fo:font-weight="bold" style:font-weight-asian="bold" style:font-name-complex="Arial"/>
    </style:style>
    <style:style style:name="P4" style:family="paragraph" style:parent-style-name="Standard">
      <style:paragraph-properties fo:text-align="justify" style:justify-single-word="false" style:text-autospace="none">
        <style:tab-stops>
          <style:tab-stop style:position="0cm"/>
          <style:tab-stop style:position="0.75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name-complex="Arial"/>
    </style:style>
    <style:style style:name="P5" style:family="paragraph" style:parent-style-name="Standard">
      <style:paragraph-properties fo:text-align="end" style:justify-single-word="false"/>
      <style:text-properties fo:font-weight="bold" style:font-weight-asian="bold" style:font-name-complex="Arial"/>
    </style:style>
    <style:style style:name="P6" style:family="paragraph" style:parent-style-name="Standard">
      <style:text-properties fo:font-variant="small-caps" fo:font-size="11pt" fo:language="en" fo:country="ZA" fo:font-weight="bold" style:font-size-asian="11pt" style:font-weight-asian="bold" style:font-name-complex="Arial" style:font-size-complex="11pt"/>
    </style:style>
    <style:style style:name="P7" style:family="paragraph" style:parent-style-name="Standard">
      <style:text-properties fo:font-variant="small-caps" fo:font-size="11pt" fo:language="en" fo:country="ZA" fo:font-weight="bold" style:font-size-asian="11pt" style:font-weight-asian="bold" style:font-name-complex="Arial" style:font-size-complex="11pt" style:font-weight-complex="bold"/>
    </style:style>
    <style:style style:name="P8" style:family="paragraph" style:parent-style-name="Standard" style:list-style-name="WW8Num15">
      <style:paragraph-properties style:text-autospac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autospace="none"/>
    </style:style>
    <style:style style:name="P11" style:family="paragraph" style:parent-style-name="Standard">
      <style:paragraph-properties fo:text-align="justify" style:justify-single-word="false" style:text-autospace="none">
        <style:tab-stops>
          <style:tab-stop style:position="0cm"/>
          <style:tab-stop style:position="0.75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 style:family="paragraph" style:parent-style-name="Standard">
      <style:paragraph-properties fo:text-align="justify" style:justify-single-word="false"/>
      <style:text-properties fo:font-size="11pt" fo:language="en" fo:country="ZA" fo:font-weight="bold" style:font-size-asian="11pt" style:font-weight-asian="bold" style:font-name-complex="Arial" style:font-size-complex="11pt" style:font-weight-complex="bold"/>
    </style:style>
    <style:style style:name="P13" style:family="paragraph" style:parent-style-name="Standard">
      <style:paragraph-properties style:text-autospace="none"/>
      <style:text-properties fo:font-size="11pt" fo:language="en" fo:country="ZA" fo:font-weight="bold" style:font-size-asian="11pt" style:font-weight-asian="bold" style:font-name-complex="Arial" style:font-size-complex="11pt"/>
    </style:style>
    <style:style style:name="P14" style:family="paragraph" style:parent-style-name="Standard">
      <style:paragraph-properties style:text-autospace="none" style:snap-to-layout-grid="false"/>
      <style:text-properties fo:font-size="11pt" fo:language="en" fo:country="ZA" fo:font-weight="bold" style:font-size-asian="11pt" style:font-weight-asian="bold" style:font-name-complex="Arial" style:font-size-complex="11pt"/>
    </style:style>
    <style:style style:name="P15" style:family="paragraph" style:parent-style-name="Standard" style:list-style-name="WW8Num15">
      <style:paragraph-properties style:text-autospace="none">
        <style:tab-stops>
          <style:tab-stop style:position="0.953cm"/>
        </style:tab-stops>
      </style:paragraph-properties>
      <style:text-properties fo:font-size="11pt" fo:language="en" fo:country="ZA" style:font-size-asian="11pt" style:font-name-complex="Arial" style:font-size-complex="11pt"/>
    </style:style>
    <style:style style:name="P16" style:family="paragraph" style:parent-style-name="Standard" style:list-style-name="WW8Num15">
      <style:paragraph-properties style:text-autospace="none"/>
      <style:text-properties fo:font-size="11pt" fo:language="en" fo:country="ZA" style:font-size-asian="11pt" style:font-name-complex="Arial" style:font-size-complex="11pt"/>
    </style:style>
    <style:style style:name="P17" style:family="paragraph" style:parent-style-name="Standard">
      <style:paragraph-properties style:text-autospace="none"/>
      <style:text-properties fo:font-size="11pt" fo:language="en" fo:country="ZA" style:font-size-asian="11pt" style:font-name-complex="Arial" style:font-size-complex="11pt"/>
    </style:style>
    <style:style style:name="P18" style:family="paragraph" style:parent-style-name="Standard">
      <style:paragraph-properties fo:text-align="justify" style:justify-single-word="false" style:text-autospace="none">
        <style:tab-stops>
          <style:tab-stop style:position="0cm"/>
          <style:tab-stop style:position="0.75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fo:language="en" fo:country="ZA" style:font-size-asian="11pt" style:font-name-complex="Arial" style:font-size-complex="11pt"/>
    </style:style>
    <style:style style:name="P19" style:family="paragraph" style:parent-style-name="Standard">
      <style:paragraph-properties fo:text-align="justify" style:justify-single-word="false"/>
      <style:text-properties fo:language="en" fo:country="ZA" fo:font-weight="bold" style:font-weight-asian="bold" style:font-name-complex="Arial"/>
    </style:style>
    <style:style style:name="P20" style:family="paragraph" style:parent-style-name="Standard">
      <style:paragraph-properties fo:line-height="0.423cm" fo:text-align="justify" style:justify-single-word="false" fo:orphans="0" fo:widows="0">
        <style:tab-stops>
          <style:tab-stop style:position="-1.341cm"/>
          <style:tab-stop style:position="0.9cm"/>
          <style:tab-stop style:position="2.298cm"/>
          <style:tab-stop style:position="19.082cm" style:type="right"/>
        </style:tab-stops>
      </style:paragraph-properties>
      <style:text-properties fo:language="en" fo:country="ZA" fo:font-weight="bold" style:font-weight-asian="bold" style:font-name-complex="Arial"/>
    </style:style>
    <style:style style:name="P21" style:family="paragraph" style:parent-style-name="Standard">
      <style:paragraph-properties fo:text-align="justify" style:justify-single-word="false"/>
      <style:text-properties fo:language="en" fo:country="ZA" style:language-asian="en" style:country-asian="GB" style:font-name-complex="Arial"/>
    </style:style>
    <style:style style:name="P22" style:family="paragraph" style:parent-style-name="Standard">
      <style:paragraph-properties fo:text-align="justify" style:justify-single-word="false">
        <style:tab-stops>
          <style:tab-stop style:position="0.751cm"/>
        </style:tab-stops>
      </style:paragraph-properties>
      <style:text-properties fo:language="en" fo:country="ZA" style:language-asian="en" style:country-asian="GB" style:font-name-complex="Arial"/>
    </style:style>
    <style:style style:name="P23" style:family="paragraph" style:parent-style-name="Standard">
      <style:text-properties fo:language="en" fo:country="ZA" style:font-name-complex="Arial"/>
    </style:style>
    <style:style style:name="P24" style:family="paragraph" style:parent-style-name="Standard">
      <style:paragraph-properties fo:text-align="justify" style:justify-single-word="false" style:text-autospace="none">
        <style:tab-stops>
          <style:tab-stop style:position="0cm"/>
          <style:tab-stop style:position="0.75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ZA" style:font-size-asian="10pt" style:font-name-complex="Arial" style:font-size-complex="10pt"/>
    </style:style>
    <style:style style:name="P25" style:family="paragraph" style:parent-style-name="Standard">
      <style:paragraph-properties fo:text-align="justify" style:justify-single-word="false" style:text-autospace="none"/>
      <style:text-properties fo:font-size="10pt" fo:language="en" fo:country="ZA" style:font-size-asian="10pt" style:font-name-complex="Arial" style:font-size-complex="10pt"/>
    </style:style>
    <style:style style:name="P26" style:family="paragraph" style:parent-style-name="Standard">
      <style:paragraph-properties fo:line-height="0.423cm" fo:text-align="justify" style:justify-single-word="false" fo:orphans="0" fo:widows="0">
        <style:tab-stops>
          <style:tab-stop style:position="-1.341cm"/>
          <style:tab-stop style:position="0.9cm"/>
          <style:tab-stop style:position="2.298cm"/>
          <style:tab-stop style:position="19.082cm" style:type="right"/>
        </style:tab-stops>
      </style:paragraph-properties>
    </style:style>
    <style:style style:name="P27" style:family="paragraph" style:parent-style-name="Standard">
      <style:paragraph-properties fo:line-height="0.423cm" fo:text-align="justify" style:justify-single-word="false" fo:orphans="0" fo:widows="0">
        <style:tab-stops>
          <style:tab-stop style:position="-1.341cm"/>
          <style:tab-stop style:position="1.81cm"/>
          <style:tab-stop style:position="4.399cm"/>
          <style:tab-stop style:position="19.082cm" style:type="right"/>
        </style:tab-stops>
      </style:paragraph-properties>
    </style:style>
    <style:style style:name="P28" style:family="paragraph" style:parent-style-name="Standard">
      <style:paragraph-properties fo:text-align="justify" style:justify-single-word="false"/>
      <style:text-properties fo:font-size="8pt" fo:language="en" fo:country="ZA" fo:font-weight="bold" style:font-size-asian="8pt" style:font-weight-asian="bold" style:font-name-complex="Arial" style:font-size-complex="8pt" style:font-weight-complex="bold"/>
    </style:style>
    <style:style style:name="P29" style:family="paragraph" style:parent-style-name="Standard">
      <style:paragraph-properties fo:text-align="justify" style:justify-single-word="false"/>
      <style:text-properties fo:font-size="8pt" fo:language="en" fo:country="ZA" style:font-size-asian="8pt" style:font-name-complex="Arial" style:font-size-complex="8pt"/>
    </style:style>
    <style:style style:name="P30" style:family="paragraph" style:parent-style-name="Standard">
      <style:paragraph-properties fo:text-align="justify" style:justify-single-word="false"/>
      <style:text-properties fo:language="en" fo:country="US" fo:font-weight="bold" style:language-asian="en" style:country-asian="ZA" style:font-weight-asian="bold" style:font-name-complex="Arial" style:font-weight-complex="bold"/>
    </style:style>
    <style:style style:name="P31" style:family="paragraph" style:parent-style-name="Standard">
      <style:paragraph-properties fo:text-align="justify" style:justify-single-word="false"/>
      <style:text-properties style:font-name-complex="Arial"/>
    </style:style>
    <style:style style:name="P32" style:family="paragraph" style:parent-style-name="Standard">
      <style:paragraph-properties fo:text-align="justify" style:justify-single-word="false"/>
      <style:text-properties fo:color="#000000" style:font-name-complex="Arial"/>
    </style:style>
    <style:style style:name="P33" style:family="paragraph" style:parent-style-name="Standard">
      <style:paragraph-properties fo:text-align="justify" style:justify-single-word="false"/>
      <style:text-properties fo:color="#000000" style:font-name-asian="Calibri" style:font-name-complex="Arial" style:language-complex="he" style:country-complex="IL"/>
    </style:style>
    <style:style style:name="P34" style:family="paragraph" style:parent-style-name="Standard">
      <style:paragraph-properties fo:text-align="end" style:justify-single-word="false"/>
    </style:style>
    <style:style style:name="P35" style:family="paragraph" style:parent-style-name="Standard">
      <style:paragraph-properties fo:margin-top="0.148cm" fo:margin-bottom="0.056cm" loext:contextual-spacing="false" fo:line-height="0.423cm" fo:text-align="justify" style:justify-single-word="false" fo:orphans="0" fo:widows="0">
        <style:tab-stops>
          <style:tab-stop style:position="6.803cm"/>
          <style:tab-stop style:position="8.322cm" style:type="center"/>
        </style:tab-stops>
      </style:paragraph-properties>
      <style:text-properties fo:font-size="8pt" fo:language="en" fo:country="ZA" style:font-size-asian="8pt" style:font-name-complex="Arial" style:font-size-complex="8pt"/>
    </style:style>
    <style:style style:name="P36" style:family="paragraph" style:parent-style-name="Standard">
      <style:paragraph-properties fo:margin-top="0.148cm" fo:margin-bottom="0.056cm" loext:contextual-spacing="false" fo:line-height="0.423cm" fo:text-align="justify" style:justify-single-word="false" fo:orphans="0" fo:widows="0">
        <style:tab-stops>
          <style:tab-stop style:position="6.803cm"/>
          <style:tab-stop style:position="8.322cm" style:type="center"/>
        </style:tab-stops>
      </style:paragraph-properties>
      <style:text-properties fo:font-size="8pt" fo:language="en" fo:country="ZA" fo:font-weight="bold" style:font-size-asian="8pt" style:font-weight-asian="bold" style:font-name-complex="Arial" style:font-size-complex="8pt"/>
    </style:style>
    <style:style style:name="P37" style:family="paragraph" style:parent-style-name="Standard">
      <style:paragraph-properties fo:margin-top="0cm" fo:margin-bottom="0cm" loext:contextual-spacing="true" fo:orphans="0" fo:widows="0" style:text-autospace="none"/>
      <style:text-properties fo:font-size="11pt" fo:language="en" fo:country="US" fo:font-weight="bold" style:font-size-asian="11pt" style:language-asian="en" style:country-asian="ZA" style:font-weight-asian="bold" style:font-name-complex="Arial" style:font-size-complex="11pt"/>
    </style:style>
    <style:style style:name="P38" style:family="paragraph" style:parent-style-name="Standard">
      <style:paragraph-properties fo:margin-top="0cm" fo:margin-bottom="0cm" loext:contextual-spacing="true" fo:orphans="0" fo:widows="0" style:text-autospace="none"/>
      <style:text-properties fo:language="en" fo:country="US" fo:font-weight="bold" style:language-asian="en" style:country-asian="ZA" style:font-weight-asian="bold" style:font-name-complex="Arial"/>
    </style:style>
    <style:style style:name="P39" style:family="paragraph" style:parent-style-name="Standard">
      <style:paragraph-properties fo:margin-top="0cm" fo:margin-bottom="0cm" loext:contextual-spacing="true" fo:line-height="150%" fo:orphans="0" fo:widows="0" style:text-autospace="none"/>
      <style:text-properties fo:language="en" fo:country="US" fo:font-weight="bold" style:language-asian="en" style:country-asian="ZA" style:font-weight-asian="bold" style:font-name-complex="Arial"/>
    </style:style>
    <style:style style:name="P40" style:family="paragraph" style:parent-style-name="Standard">
      <style:paragraph-properties fo:margin-top="0cm" fo:margin-bottom="0cm" loext:contextual-spacing="true" fo:orphans="0" fo:widows="0" style:text-autospace="none"/>
      <style:text-properties fo:language="en" fo:country="US" style:language-asian="en" style:country-asian="ZA" style:font-name-complex="Arial"/>
    </style:style>
    <style:style style:name="P41" style:family="paragraph" style:parent-style-name="Standard">
      <style:paragraph-properties fo:margin-top="0cm" fo:margin-bottom="0cm" loext:contextual-spacing="true" fo:text-align="justify" style:justify-single-word="false" fo:orphans="0" fo:widows="0" style:text-autospace="none"/>
      <style:text-properties fo:language="en" fo:country="US" style:language-asian="en" style:country-asian="ZA" style:font-name-complex="Arial"/>
    </style:style>
    <style:style style:name="P42" style:family="paragraph" style:parent-style-name="Standard">
      <style:paragraph-properties fo:margin-top="0cm" fo:margin-bottom="0cm" loext:contextual-spacing="true" fo:orphans="0" fo:widows="0" style:text-autospace="none"/>
    </style:style>
    <style:style style:name="P43" style:family="paragraph" style:parent-style-name="Standard">
      <style:paragraph-properties fo:margin-top="0cm" fo:margin-bottom="0cm" loext:contextual-spacing="true" fo:text-align="justify" style:justify-single-word="false" fo:orphans="0" fo:widows="0" style:text-autospace="none"/>
      <style:text-properties fo:color="#000000" fo:language="en" fo:country="US" fo:font-weight="bold" style:language-asian="en" style:country-asian="ZA" style:font-weight-asian="bold" style:font-name-complex="Arial" style:font-weight-complex="bold"/>
    </style:style>
    <style:style style:name="P44" style:family="paragraph" style:parent-style-name="Standard">
      <style:paragraph-properties fo:margin-left="0.635cm" fo:margin-right="0cm" fo:text-align="justify" style:justify-single-word="false" fo:text-indent="0cm" style:auto-text-indent="false"/>
    </style:style>
    <style:style style:name="P45" style:family="paragraph" style:parent-style-name="Standard">
      <style:paragraph-properties fo:margin-left="0.635cm" fo:margin-right="0cm" fo:text-align="justify" style:justify-single-word="false" fo:text-indent="0cm" style:auto-text-indent="false"/>
      <style:text-properties fo:color="#000000" style:font-name-asian="Calibri" style:font-name-complex="Arial" style:language-complex="he" style:country-complex="IL"/>
    </style:style>
    <style:style style:name="P46" style:family="paragraph" style:parent-style-name="Standard">
      <style:paragraph-properties fo:margin-left="0.635cm" fo:margin-right="0cm" fo:text-align="justify" style:justify-single-word="false" fo:text-indent="0cm" style:auto-text-indent="false"/>
      <style:text-properties fo:color="#000000" fo:language="en" fo:country="ZA" style:font-name-asian="Calibri" style:font-name-complex="Arial" style:language-complex="he" style:country-complex="IL"/>
    </style:style>
    <style:style style:name="P47" style:family="paragraph" style:parent-style-name="Standard">
      <style:paragraph-properties fo:margin-left="0.635cm" fo:margin-right="0cm" fo:text-align="justify" style:justify-single-word="false" fo:orphans="0" fo:widows="0" fo:text-indent="0cm" style:auto-text-indent="false" style:text-autospace="none"/>
      <style:text-properties fo:language="de" fo:country="DE" fo:font-weight="bold" style:language-asian="en" style:country-asian="ZA" style:font-weight-asian="bold" style:font-name-complex="Arial"/>
    </style:style>
    <style:style style:name="P48" style:family="paragraph" style:parent-style-name="Standard">
      <style:paragraph-properties fo:margin-left="0.635cm" fo:margin-right="0cm" fo:margin-top="0cm" fo:margin-bottom="0cm" loext:contextual-spacing="true" fo:text-indent="0cm" style:auto-text-indent="false"/>
      <style:text-properties fo:language="en" fo:country="US" style:language-asian="en" style:country-asian="ZA" style:font-name-complex="Arial"/>
    </style:style>
    <style:style style:name="P49" style:family="paragraph" style:parent-style-name="Standard">
      <style:paragraph-properties fo:margin-left="0cm" fo:margin-right="-0.035cm" fo:text-align="justify" style:justify-single-word="false" fo:text-indent="0cm" style:auto-text-indent="false"/>
    </style:style>
    <style:style style:name="P50" style:family="paragraph" style:parent-style-name="Standard">
      <style:paragraph-properties fo:margin-left="11.43cm" fo:margin-right="-0.134cm" fo:text-align="justify" style:justify-single-word="false" fo:text-indent="1.27cm" style:auto-text-indent="false"/>
    </style:style>
    <style:style style:name="P51" style:family="paragraph" style:parent-style-name="Standard">
      <style:paragraph-properties fo:margin-left="0cm" fo:margin-right="-0.134cm" fo:text-align="justify" style:justify-single-word="false" fo:text-indent="0cm" style:auto-text-indent="false"/>
      <style:text-properties style:font-name-complex="Arial"/>
    </style:style>
    <style:style style:name="P52" style:family="paragraph" style:parent-style-name="Standard">
      <style:paragraph-properties fo:margin-left="13.653cm" fo:margin-right="-0.134cm" fo:text-align="justify" style:justify-single-word="false" fo:text-indent="0.318cm" style:auto-text-indent="false"/>
      <style:text-properties fo:font-weight="bold" style:font-weight-asian="bold" style:font-name-complex="Arial" style:font-weight-complex="bold"/>
    </style:style>
    <style:style style:name="P53" style:family="paragraph" style:parent-style-name="Standard">
      <style:paragraph-properties fo:margin-left="13.653cm" fo:margin-right="-0.134cm" fo:text-align="justify" style:justify-single-word="false" fo:text-indent="0.318cm" style:auto-text-indent="false"/>
      <style:text-properties fo:color="#000000" fo:font-weight="bold" style:font-weight-asian="bold" style:font-name-complex="Arial" style:font-weight-complex="bold"/>
    </style:style>
    <style:style style:name="P54" style:family="paragraph" style:parent-style-name="Standard">
      <style:paragraph-properties fo:margin-left="10.16cm" fo:margin-right="-0.134cm" fo:text-align="justify" style:justify-single-word="false" fo:text-indent="1.27cm" style:auto-text-indent="false"/>
    </style:style>
    <style:style style:name="P55" style:family="paragraph" style:parent-style-name="Standard">
      <style:paragraph-properties fo:margin-left="0.635cm" fo:margin-right="0cm" fo:text-align="justify" style:justify-single-word="false" fo:text-indent="-0.635cm" style:auto-text-indent="false"/>
    </style:style>
    <style:style style:name="P56" style:family="paragraph" style:parent-style-name="Standard">
      <style:paragraph-properties fo:margin-left="0.635cm" fo:margin-right="0cm" fo:text-align="justify" style:justify-single-word="false" fo:text-indent="-0.635cm" style:auto-text-indent="false"/>
      <style:text-properties fo:color="#000000" style:font-name-asian="Calibri" style:font-name-complex="Arial" style:language-complex="he" style:country-complex="IL"/>
    </style:style>
    <style:style style:name="P57" style:family="paragraph" style:parent-style-name="Standard">
      <style:paragraph-properties fo:margin-left="0.198cm" fo:margin-right="0.06cm" fo:text-align="justify" style:justify-single-word="false" fo:text-indent="1.072cm" style:auto-text-indent="false"/>
    </style:style>
    <style:style style:name="P58" style:family="paragraph" style:parent-style-name="Standard">
      <style:paragraph-properties fo:margin-left="0.949cm" fo:margin-right="-0.002cm" fo:text-align="justify" style:justify-single-word="false" fo:text-indent="-0.949cm" style:auto-text-indent="false">
        <style:tab-stops>
          <style:tab-stop style:position="2.219cm"/>
          <style:tab-stop style:position="14.753cm"/>
          <style:tab-stop style:position="16.51cm" style:type="right"/>
        </style:tab-stops>
      </style:paragraph-properties>
    </style:style>
    <style:style style:name="P59" style:family="paragraph" style:parent-style-name="Standard">
      <style:paragraph-properties fo:margin-left="0.949cm" fo:margin-right="-0.002cm" fo:text-align="justify" style:justify-single-word="false" fo:text-indent="-0.949cm" style:auto-text-indent="false">
        <style:tab-stops>
          <style:tab-stop style:position="2.219cm"/>
          <style:tab-stop style:position="14.753cm"/>
          <style:tab-stop style:position="16.51cm" style:type="right"/>
        </style:tab-stops>
      </style:paragraph-properties>
      <style:text-properties fo:font-weight="bold" style:font-weight-asian="bold" style:font-name-complex="Arial" style:font-weight-complex="bold"/>
    </style:style>
    <style:style style:name="P60" style:family="paragraph" style:parent-style-name="Standard" style:master-page-name="Standard">
      <style:paragraph-properties fo:text-align="center" style:justify-single-word="false" style:page-number="auto"/>
    </style:style>
    <style:style style:name="P61" style:family="paragraph" style:parent-style-name="Standard">
      <style:paragraph-properties fo:margin-left="0cm" fo:margin-right="-0.002cm" fo:text-align="end" style:justify-single-word="false" fo:text-indent="0cm" style:auto-text-indent="false">
        <style:tab-stops>
          <style:tab-stop style:position="2.219cm"/>
          <style:tab-stop style:position="14.753cm"/>
          <style:tab-stop style:position="16.51cm" style:type="right"/>
        </style:tab-stops>
      </style:paragraph-properties>
      <style:text-properties fo:font-weight="bold" style:font-weight-asian="bold" style:font-name-complex="Arial"/>
    </style:style>
    <style:style style:name="P62" style:family="paragraph" style:parent-style-name="Heading_20_1">
      <style:paragraph-properties fo:text-align="justify" style:justify-single-word="false"/>
    </style:style>
    <style:style style:name="P63" style:family="paragraph" style:parent-style-name="Footer">
      <style:paragraph-properties fo:text-align="end" style:justify-single-word="false"/>
    </style:style>
    <style:style style:name="P64" style:family="paragraph" style:parent-style-name="Default">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name-asian="Arial" style:font-weight-asian="bold" style:font-name-complex="Arial"/>
    </style:style>
    <style:style style:name="T6" style:family="text">
      <style:text-properties fo:font-variant="small-caps" fo:language="en" fo:country="ZA" fo:font-weight="bold" style:font-weight-asian="bold" style:font-name-complex="Arial"/>
    </style:style>
    <style:style style:name="T7" style:family="text">
      <style:text-properties fo:font-variant="small-caps" fo:font-size="11pt" fo:language="en" fo:country="ZA" fo:font-weight="bold" style:font-size-asian="11pt" style:font-weight-asian="bold" style:font-name-complex="Arial" style:font-size-complex="11pt"/>
    </style:style>
    <style:style style:name="T8" style:family="text">
      <style:text-properties style:font-name-complex="Arial"/>
    </style:style>
    <style:style style:name="T9" style:family="text">
      <style:text-properties fo:language="en" fo:country="ZA"/>
    </style:style>
    <style:style style:name="T10" style:family="text">
      <style:text-properties fo:language="en" fo:country="ZA" fo:font-weight="bold" style:font-weight-asian="bold" style:font-name-complex="Arial"/>
    </style:style>
    <style:style style:name="T11" style:family="text">
      <style:text-properties fo:language="en" fo:country="ZA" style:font-name-complex="Arial"/>
    </style:style>
    <style:style style:name="T12" style:family="text">
      <style:text-properties fo:language="en" fo:country="ZA" style:language-asian="en" style:country-asian="GB" style:font-name-complex="Arial"/>
    </style:style>
    <style:style style:name="T13" style:family="text">
      <style:text-properties fo:font-size="11pt" fo:language="en" fo:country="ZA" style:font-size-asian="11pt" style:font-name-complex="Arial" style:font-size-complex="11pt"/>
    </style:style>
    <style:style style:name="T14" style:family="text">
      <style:text-properties fo:font-size="11pt" fo:language="en" fo:country="ZA" fo:font-weight="bold" style:font-size-asian="11pt" style:font-weight-asian="bold" style:font-name-complex="Arial" style:font-size-complex="11pt"/>
    </style:style>
    <style:style style:name="T15" style:family="text">
      <style:text-properties fo:font-size="11pt" fo:language="en" fo:country="ZA" fo:font-weight="bold" style:font-size-asian="11pt" style:font-weight-asian="bold" style:font-name-complex="Arial" style:font-size-complex="11pt" style:font-weight-complex="bold"/>
    </style:style>
    <style:style style:name="T16" style:family="text">
      <style:text-properties fo:font-size="11pt" fo:language="en" fo:country="ZA" style:text-underline-style="solid" style:text-underline-type="double" style:text-underline-width="auto" style:text-underline-color="font-color" style:font-size-asian="11pt" style:font-name-complex="Arial" style:font-size-complex="11pt"/>
    </style:style>
    <style:style style:name="T17" style:family="text">
      <style:text-properties fo:font-size="11pt" style:font-size-asian="11pt" style:font-name-complex="Arial" style:font-size-complex="11pt"/>
    </style:style>
    <style:style style:name="T18" style:family="text">
      <style:text-properties fo:font-size="11pt" fo:font-weight="bold" style:font-size-asian="11pt" style:font-weight-asian="bold" style:font-name-complex="Arial" style:font-size-complex="11pt"/>
    </style:style>
    <style:style style:name="T19" style:family="text">
      <style:text-properties fo:font-size="10pt" fo:language="en" fo:country="ZA" style:font-size-asian="10pt" style:font-name-complex="Arial" style:font-size-complex="10pt"/>
    </style:style>
    <style:style style:name="T20" style:family="text">
      <style:text-properties fo:language="en" fo:country="US" fo:font-weight="bold" style:language-asian="en" style:country-asian="ZA" style:font-weight-asian="bold" style:font-name-complex="Arial"/>
    </style:style>
    <style:style style:name="T21" style:family="text">
      <style:text-properties fo:language="en" fo:country="US" style:language-asian="en" style:country-asian="ZA" style:font-name-complex="Arial"/>
    </style:style>
    <style:style style:name="T22" style:family="text">
      <style:text-properties fo:language="en" fo:country="US" fo:font-style="italic" style:language-asian="en" style:country-asian="ZA" style:font-style-asian="italic" style:font-name-complex="Arial"/>
    </style:style>
    <style:style style:name="T23" style:family="text">
      <style:text-properties fo:font-style="italic" style:font-style-asian="italic" style:font-name-complex="Arial"/>
    </style:style>
    <style:style style:name="T24" style:family="text">
      <style:text-properties style:font-weight-complex="normal"/>
    </style:style>
    <style:style style:name="T25" style:family="text">
      <style:text-properties style:font-name-asian="Arial" style:font-weight-complex="normal"/>
    </style:style>
    <style:style style:name="T26" style:family="text">
      <style:text-properties style:font-name-asian="Arial" style:font-name-complex="Ari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name-complex="Arial"/>
    </style:style>
    <style:style style:name="T29" style:family="text">
      <style:text-properties fo:color="#000000"/>
    </style:style>
    <style:style style:name="T30" style:family="text">
      <style:text-properties fo:color="#000000" fo:font-weight="bold" style:font-weight-asian="bold" style:font-name-complex="Arial" style:font-weight-complex="bold"/>
    </style:style>
    <style:style style:name="T31" style:family="text">
      <style:text-properties fo:color="#000000" fo:letter-spacing="0.002cm" fo:font-weight="bold" style:font-weight-asian="bold" style:font-name-complex="Arial" style:font-weight-complex="bold"/>
    </style:style>
    <style:style style:name="T32" style:family="text">
      <style:text-properties fo:color="#000000" style:font-name-complex="Arial"/>
    </style:style>
    <style:style style:name="T33" style:family="text">
      <style:text-properties fo:color="#000000" style:font-name-asian="Calibri" style:font-name-complex="Arial" style:language-complex="he" style:country-complex="IL"/>
    </style:style>
    <style:style style:name="T34" style:family="text">
      <style:text-properties fo:language="de" fo:country="DE" fo:font-weight="bold" style:language-asian="en" style:country-asian="ZA" style:font-weight-asian="bold"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6">Essential Copyright Law (IPSP01X)</text:span></text:p>
      <text:p text:style-name="P1"><text:span text:style-name="T7">12 to 19 May 2017</text:span></text:p>
      <text:p text:style-name="P6"/>
      <text:p text:style-name="P6">100 Marks</text:p>
      <text:p text:style-name="P7"/>
      <text:p text:style-name="P12">Instructions to all candidates:</text:p>
      <text:list xml:id="list2676260710" text:style-name="WW8Num15">
        <text:list-item>
          <text:p text:style-name="P15">Answer all the questions</text:p>
        </text:list-item>
        <text:list-item>
          <text:p text:style-name="P8"><text:span text:style-name="T13">You have to submit your exam answers and Declaration as </text:span><text:span text:style-name="T14">Assignment <text:s/>3</text:span><text:span text:style-name="T13"> via </text:span><text:span text:style-name="T14">myUnisa</text:span><text:span text:style-name="T13"> before or on </text:span><text:span text:style-name="T15">19 May 2017.</text:span><text:span text:style-name="T14"> </text:span><text:span text:style-name="T13">Click on “Assignments”, select assignment number 3 and follow the instructions on the screen (as you did for Assignments 1 &amp; 2.)</text:span></text:p>
        </text:list-item>
        <text:list-item>
          <text:p text:style-name="P16">This is an open book examination.</text:p>
        </text:list-item>
      </text:list>
      <text:p text:style-name="P17"/>
      <table:table table:name="Table1" table:style-name="Table1">
        <table:table-column table:style-name="Table1.A"/>
        <table:table-row table:style-name="Table1.1">
          <table:table-cell table:style-name="Table1.A1" office:value-type="string">
            <text:p text:style-name="P14"/>
            <text:p text:style-name="P13">PLEASE READ THE FOLLOWING INSTRUCTIONS CAREFULLY BEFORE ANSWERING THIS EXAMINATION.</text:p>
            <text:p text:style-name="P13"/>
            <text:p text:style-name="P10"><text:span text:style-name="T19">(a) <text:s text:c="2"/>Ensure that you give reasons for each answer. Refer to relevant authorities, e.g. acts, conventions, treaties and/or court cases.</text:span></text:p>
            <text:p text:style-name="P11"><text:span text:style-name="T19">(b)<text:tab/>We expect a certain amount of detail in your answers. Your total examination answer should be between four and five printed pages. Your answers to the various questions should be proportionate to the marks allotted to the questions. Please note the recommendations regarding length next to each question.</text:span></text:p>
            <text:p text:style-name="P24">(c)<text:tab/>When answering the examination, remember that an open-book exam is a test at a higher level than the usual type of test, where memory is tested as much as insight. In an open-book exam, you need not memorise any information, so you are expected to prove that you can use information, rather than merely repeat it. In brief, what is being tested is factual knowledge and understanding, not memory skills.</text:p>
            <text:p text:style-name="P24">(d)<text:tab/>For this reason, you do not earn marks by merely detailing a list of all the information that you think might be relevant to a particular question. This gives no indication that you know what statutory or other provisions are applicable in a specific context. You are expected to identify precisely what information applies, and then explain why you think so. Also, because you have the guide available when answering questions, we do not give marks for direct quotations from the guide.</text:p>
            <text:p text:style-name="P24">(e)<text:tab/>Problem-type questions. </text:p>
            <text:p text:style-name="P24">A number of students lose marks because they do not approach these questions correctly. When answering such questions, it is important to first clarify for yourself the area of work where the answer must be sought. For example, in a copyright question, first decide what aspect of copyright you are asked about, e.g. subsistence, duration, ownership or infringement. Different statutory provisions apply in each instance, and to deal with infringement issues by considering the legislation relating to subsistence, will generally not earn marks.</text:p>
            <text:p text:style-name="P24">Once you have done this, set out the relevant legal principles. Deal only with those principles that relate to the given facts.</text:p>
            <text:p text:style-name="P24">Next, apply these principles to the facts. This is where a number of students lose marks - they set out the law in some detail, but then do not illustrate how it applies to the factual situation they have been asked to solve.</text:p>
            <text:p text:style-name="P24">Finally, state your conclusion - yes, X is the owner of the copyright in the work or no, Y did not infringe the copyright in the work.</text:p>
            <text:p text:style-name="P24">Also remember that the facts are merely there to illustrate the legal issues we want you to address - if you think the facts are insufficient, just say that it is impossible to reach a definite conclusion. Do not waste your time on unnecessarily lengthy speculation on what might be the case in various scenarios.</text:p>
            <text:p text:style-name="P24">(f)<text:tab/>Remember to give us adequate information to assess your knowledge. If you merely answer ‘yes’ or ‘no’ to a question that counts a number of marks, you cannot expect to earn more than a mark, irrespective of whether it is the correct answer.</text:p>
            <text:p text:style-name="P25">(g) <text:s/>Finally, although some of you have worked together when doing this module and formed discussion groups or study groups, this does not mean that you may consult each other when formulating and writing the answers to the examination questions. You must work alone as otherwise we are unable to assess your abilities. Students who submit identical or substantially similar answers, or who have obviously copied answers from someone else, will be guilty of infringing the University examination regulations and will be liable to punishment as determined by the University Council. </text:p>
          </table:table-cell>
        </table:table-row>
      </table:table>
      <text:p text:style-name="P19"><text:soft-page-break/>Essential Copyright <text:s/>Law</text:p>
      <text:p text:style-name="P20"/>
      <text:p text:style-name="P26"/>
      <table:table table:name="Table2" table:style-name="Table2">
        <table:table-column table:style-name="Table2.A"/>
        <table:table-row table:style-name="Table2.1">
          <table:table-cell table:style-name="Table2.A1" office:value-type="string">
            <text:p text:style-name="P28">Declaration</text:p>
            <text:p text:style-name="P28"/>
            <text:p text:style-name="P29">I know that plagiarism is to use someone else’s work and pass it off as my own.</text:p>
            <text:p text:style-name="P29">I know that plagiarism is wrong.</text:p>
            <text:p text:style-name="P29">I confirm that the answers to the examination questions are my own work. </text:p>
            <text:p text:style-name="P29">I have acknowledged in the bibliography accompanying the answers all the sources that I have used.</text:p>
            <text:p text:style-name="P29">I have not directly copied without acknowledgement anything from the Internet or from any other source.</text:p>
            <text:p text:style-name="P29">I have indicated every quotation and citation in a footnote or bracket linked to that quotation.</text:p>
            <text:p text:style-name="P29">I have not allowed anyone else to copy my work and to pass it off as their own work.</text:p>
            <text:p text:style-name="P29">I understand that if any unacknowledged copying whatsoever appears in my answers I will receive zero per cent for the examination. </text:p>
            <text:p text:style-name="P29">I am aware of the UNISA policy on plagiarism and understand that disciplinary proceedings can be instituted against me by UNISA if I contravene this policy.</text:p>
            <text:p text:style-name="P29">I indicate my understanding and acceptance of this declaration by entering my name hereunder:</text:p>
            <text:p text:style-name="P35">Name:</text:p>
            <text:p text:style-name="P36"/>
          </table:table-cell>
        </table:table-row>
      </table:table>
      <text:p text:style-name="P27"/>
      <text:p text:style-name="P4"/>
      <text:p text:style-name="P11"><text:span text:style-name="T18">NOTE:</text:span><text:span text:style-name="T17"> <text:s/></text:span><text:span text:style-name="T13">Your total examination answer should </text:span><text:span text:style-name="T16">not be longer than 5 typed pages</text:span><text:span text:style-name="T13">. Your answers to the various questions should be proportionate to the marks allotted to the questions. Please note the recommendations regarding length next to each question. Give reasons for all your answers. Refer to legislation and case law where applicable.</text:span></text:p>
      <text:p text:style-name="P18"/>
      <text:p text:style-name="P37"/>
      <text:p text:style-name="P38">QUESTION 1</text:p>
      <text:p text:style-name="P42"><text:span text:style-name="T21">A young journalist, Mia, is employed by </text:span><text:span text:style-name="T22">Evergreen</text:span><text:span text:style-name="T21"> magazine. </text:span><text:span text:style-name="T22">Evergreen</text:span><text:span text:style-name="T21"> readers appreciate Mia’s well-researched articles that focus on topical environmental issues. Her articles also feature photographs taken by herself.</text:span></text:p>
      <text:p text:style-name="P48"/>
      <text:p text:style-name="P40">Name three types of copyright “work” embodied in Mia’s published articles. </text:p>
      <text:h text:style-name="P62" text:outline-level="1"><text:span text:style-name="T25"><text:s text:c="7"/></text:span><text:span text:style-name="T24"><text:tab/><text:tab/><text:tab/><text:tab/><text:tab/><text:tab/><text:tab/><text:tab/><text:tab/> <text:s text:c="7"/>[5]</text:span> (<text:span text:style-name="T27">+</text:span> 1/4 page)</text:h>
      <text:p text:style-name="Standard"/>
      <text:p text:style-name="P49"><text:span text:style-name="T30">QU</text:span><text:span text:style-name="T31">ES</text:span><text:span text:style-name="T30">TION 2</text:span></text:p>
      <text:p text:style-name="P21">Roxy goes to school in Cape Town. While daydreaming in class, she draws a design for a very exotic matric farewell dress in her English exercise book. </text:p>
      <text:p text:style-name="P21"/>
      <text:p text:style-name="P22">Is it possible for copyright to subsist in Roxy’s drawing even if it infringes the copyright in another dress which she saw in a teen magazine? <text:s/></text:p>
      <text:p text:style-name="P9"><text:span text:style-name="T12"><text:tab/> <text:s/><text:tab/><text:tab/><text:tab/><text:tab/><text:tab/><text:tab/><text:tab/><text:tab/> <text:s text:c="6"/></text:span><text:span text:style-name="T3"><text:s/>[20] (</text:span><text:span text:style-name="T28">+</text:span><text:span text:style-name="T3"> 1 pages)</text:span></text:p>
      <text:p text:style-name="P39"/>
      <text:p text:style-name="P64"><text:span text:style-name="T2">QUESTION 3 </text:span></text:p>
      <text:p text:style-name="P64">Ann and Mark are getting married in 2013. When will the copyright in their wedding photographs expire? </text:p>
      <text:p text:style-name="P50"><text:span text:style-name="T4">[5]</text:span><text:span text:style-name="T3"> (</text:span><text:span text:style-name="T28">+</text:span><text:span text:style-name="T3"> 1/4 page)</text:span></text:p>
      <text:p text:style-name="P52"/>
      <text:p text:style-name="P64"><text:span text:style-name="T2">QUESTION 4</text:span></text:p>
      <text:p text:style-name="P64">Raymond notices that Amanda’s paintings are selling very well. Raymond sees that she advertises her work by putting photographs of her completed works on her website. He prints the photos from Amanda’s website and then work from them to produce, under his own name, paintings that closely resemble those made by Amanda. </text:p>
      <text:p text:style-name="P64"/>
      <text:p text:style-name="P64">Does Raymond infringe on the copyright in Amanda’s paintings? </text:p>
      <text:p text:style-name="P64"/>
      <text:p text:style-name="P51"><text:soft-page-break/>In your answer you should identify the relevant exclusive right/s, the type of infringement (direct or indirect), the type of copying (direct or indirect) and explain the copyright infringement test. Refer to case law (merely mentioning the names of applicable cases will earn no or very few marks). Also remember to apply the principles to the facts of the scenario.</text:p>
      <text:p text:style-name="P54"><text:span text:style-name="T26"><text:s text:c="7"/></text:span><text:span text:style-name="T4">[25]</text:span><text:span text:style-name="T3"> (</text:span><text:span text:style-name="T28">+</text:span><text:span text:style-name="T3"> 1.5 pages)</text:span></text:p>
      <text:p text:style-name="P53"/>
      <text:p text:style-name="P32"/>
      <text:p text:style-name="P9"><text:span text:style-name="T3">QUESTION 5</text:span></text:p>
      <text:p text:style-name="P3"/>
      <text:p text:style-name="P33">Leon is a young film maker from Cape Town.</text:p>
      <text:p text:style-name="P33"/>
      <text:p text:style-name="P55"><text:span text:style-name="T33">5.1<text:tab/>Leon wants to make commissioned films for different television channels. He is also determined to own the copyright in his films. Advise him whether these two goals can be reconciled in copyright law. (5)</text:span></text:p>
      <text:p text:style-name="P56"/>
      <text:p text:style-name="P55"><text:span text:style-name="T33">5.2<text:tab/>There is a scene in a documentary film where Leon interviews someone in a restaurant, while a band is singing and playing their own original music in the background. He is not sure whether he should ask the band’s permission to include this scene in the film.</text:span></text:p>
      <text:p text:style-name="P45">(a) Would the exceptions stated in section 15(1) or 15(3) apply to this scenario? (2)</text:p>
      <text:p text:style-name="P44"><text:span text:style-name="T33">(b) Would the general fair dealing exception (s 12(1)) apply to this scenario? (8)</text:span></text:p>
      <text:p text:style-name="P46"/>
      <text:p text:style-name="P57"><text:span text:style-name="T5"><text:s text:c="5"/></text:span><text:span text:style-name="T3"><text:tab/><text:tab/><text:tab/><text:tab/><text:tab/><text:tab/><text:tab/><text:tab/> <text:s text:c="6"/>[15] (</text:span><text:span text:style-name="T28">+</text:span><text:span text:style-name="T3"> 3/4 page)</text:span></text:p>
      <text:p text:style-name="P43"/>
      <text:p text:style-name="P30"/>
      <text:p text:style-name="P9"><text:span text:style-name="T3">QUESTION 6</text:span></text:p>
      <text:p text:style-name="P41">Talia is the owner of a small factory that designs and manufactures school uniforms for a number of schools in Gauteng. It has come to her attention that some of her products are being reproduced by another entrepreneur, James. Talia wants to institute an action for copyright infringement against James. Accept that copyright does subsist in Talia’s products and that James has indeed infringed the copyright. Discuss the possibility that James can rely on the reverse-engineering defence (s 15(3A) of the Copyright Act 98 of 1978).</text:p>
      <text:p text:style-name="P47"/>
      <text:p text:style-name="P34"><text:span text:style-name="T3">[10] (</text:span><text:span text:style-name="T28">+</text:span><text:span text:style-name="T3">1/2 page)</text:span></text:p>
      <text:p text:style-name="P5"/>
      <text:p text:style-name="P2">QUESTION 7</text:p>
      <text:p text:style-name="P23">What moral rights are protected by the Copyright Act 98 of 1978?</text:p>
      <text:p text:style-name="P34"><text:span text:style-name="T4">[5]</text:span><text:span text:style-name="T3"> (</text:span><text:span text:style-name="T28">+</text:span><text:span text:style-name="T3"> 1/4 page)</text:span></text:p>
      <text:p text:style-name="P19"/>
      <text:p text:style-name="P19">QUESTION 8</text:p>
      <text:p text:style-name="P9"><text:span text:style-name="T8">Write a short, yet meaningful reflection on how </text:span><text:span text:style-name="T23">your</text:span><text:span text:style-name="T8"> perceptions of copyright and/or specific copyright issues have changed in the course of this module (IPSP01X).<text:tab/></text:span></text:p>
      <text:p text:style-name="P31"/>
      <text:p text:style-name="P9"><text:span text:style-name="T5"><text:s/></text:span><text:span text:style-name="T3"><text:tab/><text:tab/><text:tab/><text:tab/><text:tab/><text:tab/><text:tab/><text:tab/><text:tab/> <text:s text:c="7"/>[15] (</text:span><text:span text:style-name="T28">+</text:span><text:span text:style-name="T3"> 3/4 page)</text:span></text:p>
      <text:p text:style-name="P59"><text:tab/></text:p>
      <text:p text:style-name="P58"><text:span text:style-name="T4"><text:tab/></text:span><text:span text:style-name="T3"> <text:s text:c="9"/></text:span></text:p>
      <text:p text:style-name="P19"/>
      <text:p text:style-name="P61">TOTAL : 100 MA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Arial" style:font-family-generic="swiss" style:font-pitch="variable" fo:font-size="12pt" fo:language="en" fo:country="GB" style:font-name-asian="Times New Roman" style:font-family-asian="'Times New Roman'" style:font-family-generic-asian="roman" style:font-pitch-asian="variable" style:font-size-asian="12pt" style:font-name-complex="Arial" style:font-family-complex="Arial, 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name-complex="Arial" style:font-family-complex="Arial, Arial" style:font-family-generic-complex="swiss" style:font-pitch-complex="variable" style:font-weight-complex="bold"/>
    </style:style>
    <style:style style:name="Body_20_Text_20_Indent_20_2" style:display-name="Body Text Indent 2" style:family="paragraph" style:parent-style-name="Standard" style:next-style-name="Standard">
      <style:text-properties fo:language="en" fo:country="US"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7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Default" style:family="paragraph">
      <style:paragraph-properties fo:orphans="2" fo:widows="2" style:text-autospace="none"/>
      <style:text-properties fo:color="#000000" style:font-name="Arial" fo:font-family="Arial, 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3z0" style:family="text"/>
    <style:style style:name="WW8Num13z1" style:family="text"/>
    <style:style style:name="WW8Num13z2" style:family="text">
      <style:text-properties style:font-name="Arial" fo:font-family="Arial, Arial" style:font-family-generic="swiss" style:font-pitch="variable" style:font-name-asian="Calibri" style:font-family-asian="Calibri" style:font-family-generic-asian="swiss" style:font-pitch-asian="variable" style:font-name-complex="Arial" style:font-family-complex="Arial, Arial" style:font-family-generic-complex="swiss" style:font-pitch-complex="variable"/>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11pt" fo:language="en" fo:country="ZA" style:font-size-asian="11pt" style:font-name-complex="Wingdings" style:font-family-complex="Wingdings" style:font-pitch-complex="variable" style:font-charset-complex="x-symbol"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weight="normal" style:font-weight-asian="normal" style:font-weight-complex="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Header_20_Char" style:display-name="Header Char" style:family="text">
      <style:text-properties style:font-name="Arial" fo:font-family="Arial, Arial" style:font-family-generic="swiss" style:font-pitch="variable" fo:font-size="12pt" fo:language="en" fo:country="GB" style:font-size-asian="12pt" style:font-name-complex="Arial" style:font-family-complex="Arial, Arial" style:font-family-generic-complex="swiss" style:font-pitch-complex="variable" style:font-size-complex="12pt"/>
    </style:style>
    <style:style style:name="Footer_20_Char" style:display-name="Footer Char" style:family="text">
      <style:text-properties style:font-name="Arial" fo:font-family="Arial, Arial" style:font-family-generic="swiss" style:font-pitch="variable" fo:font-size="12pt" fo:language="en" fo:country="GB" style:font-size-asian="12pt" style:font-name-complex="Arial" style:font-family-complex="Arial, Arial" style:font-family-generic-complex="swiss" style:font-pitch-complex="variable" style:font-size-complex="12pt"/>
    </style:style>
    <style:style style:name="Heading_20_1_20_Char" style:display-name="Heading 1 Char" style:family="text">
      <style:text-properties style:font-name="Arial" fo:font-family="Arial, Arial" style:font-family-generic="swiss" style:font-pitch="variable" fo:font-size="12pt" fo:language="en" fo:country="GB" fo:font-weight="bold" style:font-size-asian="12pt" style:font-weight-asian="bold" style:font-name-complex="Arial" style:font-family-complex="Arial, Arial" style:font-family-generic-complex="swiss" style:font-pitch-complex="variable"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1.27cm" fo:margin-left="4.09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4.73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6.00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7.27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8.54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9.811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1.08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2.35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3.6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WW8Num7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93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201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4.4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741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011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8.281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9.551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821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2.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93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20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4.47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74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01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8.28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5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82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2.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1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format="1" text:display-levels="2">
        <style:list-level-properties text:list-level-position-and-space-mode="label-alignment">
          <style:list-level-label-alignment text:label-followed-by="listtab" fo:text-indent="-0.635cm" fo:margin-left="2.699cm"/>
        </style:list-level-properties>
      </text:list-level-style-number>
      <text:list-level-style-number text:level="3" text:style-name="WW8Num13z2" style:num-prefix="("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4" text:style-name="WW8Num13z3"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style:list-level-properties text:list-level-position-and-space-mode="label-alignment">
          <style:list-level-label-alignment text:label-followed-by="listtab" text:list-tab-stop-position="2.117cm" fo:text-indent="-1.482cm" fo:margin-left="2.117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4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4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4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4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4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4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4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21.001cm" fo:page-height="29.7cm" style:num-format="1" style:print-orientation="portrait" fo:margin-top="1.801cm" fo:margin-bottom="1.251cm" fo:margin-left="2.701cm" fo:margin-right="2.7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Page <text:span text:style-name="MT1"><text:page-number text:select-page="current">3</text:page-number></text:span> of <text:span text:style-name="MT1"><text:page-count style:num-format="1">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estion 1</dc:title>
    <meta:initial-creator>Unisa</meta:initial-creator>
    <meta:creation-date>2017-05-11T14:23:00</meta:creation-date>
    <dc:creator>Geyer, Sunelle</dc:creator>
    <dc:date>2017-05-11T14:23:00</dc:date>
    <meta:print-date>2017-05-11T14:22:00</meta:print-date>
    <meta:editing-cycles>2</meta:editing-cycles>
    <meta:document-statistic meta:table-count="2" meta:image-count="0" meta:object-count="0" meta:page-count="3" meta:paragraph-count="70" meta:word-count="1423" meta:character-count="8555" meta:non-whitespace-character-count="7084"/>
    <meta:generator>LibreOffice/5.3.2.2$Linux_X86_64 LibreOffice_project/30m0$Build-2</meta:generator>
  </office:meta>
</office:document-meta>
</file>